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3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03-18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1-03-1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1-10-22</text:p>
          </table:table-cell>
        </table:table-row>
        <table:table-row table:style-name="ro1">
          <table:table-cell office:value-type="string" calcext:value-type="string">
            <text:p><text:a xlink:href="javascript:sym(2823)" xlink:type="simple">Acharnaí</text:a> [Acharnes, Acharnae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Αχαρναί</text:p>
          </table:table-cell>
          <table:table-cell office:value-type="float" office:value="61842" calcext:value-type="float">
            <text:p>61842</text:p>
          </table:table-cell>
          <table:table-cell office:value-type="float" office:value="77670" calcext:value-type="float">
            <text:p>77670</text:p>
          </table:table-cell>
          <table:table-cell office:value-type="float" office:value="100723" calcext:value-type="float">
            <text:p>100723</text:p>
          </table:table-cell>
          <table:table-cell office:value-type="float" office:value="100844" calcext:value-type="float">
            <text:p>100844</text:p>
          </table:table-cell>
        </table:table-row>
        <table:table-row table:style-name="ro2">
          <table:table-cell office:value-type="string" calcext:value-type="string">
            <text:p><text:a xlink:href="javascript:sym(38742)" xlink:type="simple">Ágios Nikóla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Άγιος Νικόλαος</text:p>
          </table:table-cell>
          <table:table-cell office:value-type="float" office:value="8370" calcext:value-type="float">
            <text:p>8370</text:p>
          </table:table-cell>
          <table:table-cell office:value-type="float" office:value="10464" calcext:value-type="float">
            <text:p>10464</text:p>
          </table:table-cell>
          <table:table-cell office:value-type="float" office:value="11421" calcext:value-type="float">
            <text:p>11421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2">
          <table:table-cell office:value-type="string" calcext:value-type="string">
            <text:p><text:a xlink:href="javascript:sym(38743)" xlink:type="simple">Ágios Stéfan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Άγιος Στέφανος</text:p>
          </table:table-cell>
          <table:table-cell office:value-type="float" office:value="4958" calcext:value-type="float">
            <text:p>4958</text:p>
          </table:table-cell>
          <table:table-cell office:value-type="float" office:value="8790" calcext:value-type="float">
            <text:p>8790</text:p>
          </table:table-cell>
          <table:table-cell office:value-type="float" office:value="9892" calcext:value-type="float">
            <text:p>9892</text:p>
          </table:table-cell>
          <table:table-cell office:value-type="float" office:value="10492" calcext:value-type="float">
            <text:p>10492</text:p>
          </table:table-cell>
        </table:table-row>
        <table:table-row table:style-name="ro2">
          <table:table-cell office:value-type="string" calcext:value-type="string">
            <text:p><text:a xlink:href="javascript:sym(8640)" xlink:type="simple">Agrínion</text:a> [Agrinio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Αγρίνιον</text:p>
          </table:table-cell>
          <table:table-cell office:value-type="float" office:value="54695" calcext:value-type="float">
            <text:p>54695</text:p>
          </table:table-cell>
          <table:table-cell office:value-type="float" office:value="58720" calcext:value-type="float">
            <text:p>58720</text:p>
          </table:table-cell>
          <table:table-cell office:value-type="float" office:value="61349" calcext:value-type="float">
            <text:p>61349</text:p>
          </table:table-cell>
          <table:table-cell office:value-type="float" office:value="62400" calcext:value-type="float">
            <text:p>62400</text:p>
          </table:table-cell>
        </table:table-row>
        <table:table-row table:style-name="ro2">
          <table:table-cell office:value-type="string" calcext:value-type="string">
            <text:p><text:a xlink:href="javascript:sym(19724)" xlink:type="simple">Aígion</text:a> [Aigio, Egio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Αίγιον</text:p>
          </table:table-cell>
          <table:table-cell office:value-type="float" office:value="28064" calcext:value-type="float">
            <text:p>28064</text:p>
          </table:table-cell>
          <table:table-cell office:value-type="float" office:value="27601" calcext:value-type="float">
            <text:p>27601</text:p>
          </table:table-cell>
          <table:table-cell office:value-type="float" office:value="26562" calcext:value-type="float">
            <text:p>26562</text:p>
          </table:table-cell>
          <table:table-cell office:value-type="float" office:value="26412" calcext:value-type="float">
            <text:p>26412</text:p>
          </table:table-cell>
        </table:table-row>
        <table:table-row table:style-name="ro2">
          <table:table-cell office:value-type="string" calcext:value-type="string">
            <text:p><text:a xlink:href="javascript:sym(32553)" xlink:type="simple">Alexándreia</text:a> [Alexandri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Αλεξάνδρεια</text:p>
          </table:table-cell>
          <table:table-cell office:value-type="float" office:value="12718" calcext:value-type="float">
            <text:p>12718</text:p>
          </table:table-cell>
          <table:table-cell office:value-type="float" office:value="14023" calcext:value-type="float">
            <text:p>14023</text:p>
          </table:table-cell>
          <table:table-cell office:value-type="float" office:value="14821" calcext:value-type="float">
            <text:p>14821</text:p>
          </table:table-cell>
          <table:table-cell office:value-type="float" office:value="15042" calcext:value-type="float">
            <text:p>15042</text:p>
          </table:table-cell>
        </table:table-row>
        <table:table-row table:style-name="ro1">
          <table:table-cell office:value-type="string" calcext:value-type="string">
            <text:p><text:a xlink:href="javascript:sym(8653)" xlink:type="simple">Alexandroúpolis</text:a> [Alexandroupol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Αλεξανδρούπολις</text:p>
          </table:table-cell>
          <table:table-cell office:value-type="float" office:value="38939" calcext:value-type="float">
            <text:p>38939</text:p>
          </table:table-cell>
          <table:table-cell office:value-type="float" office:value="49724" calcext:value-type="float">
            <text:p>49724</text:p>
          </table:table-cell>
          <table:table-cell office:value-type="float" office:value="57812" calcext:value-type="float">
            <text:p>57812</text:p>
          </table:table-cell>
          <table:table-cell office:value-type="float" office:value="59476" calcext:value-type="float">
            <text:p>59476</text:p>
          </table:table-cell>
        </table:table-row>
        <table:table-row table:style-name="ro2">
          <table:table-cell office:value-type="string" calcext:value-type="string">
            <text:p><text:a xlink:href="javascript:sym(26031)" xlink:type="simple">Amaliás</text:a> [Amaliad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Αμαλιάς</text:p>
          </table:table-cell>
          <table:table-cell office:value-type="float" office:value="15565" calcext:value-type="float">
            <text:p>15565</text:p>
          </table:table-cell>
          <table:table-cell office:value-type="float" office:value="18476" calcext:value-type="float">
            <text:p>18476</text:p>
          </table:table-cell>
          <table:table-cell office:value-type="float" office:value="16763" calcext:value-type="float">
            <text:p>16763</text:p>
          </table:table-cell>
          <table:table-cell office:value-type="float" office:value="16842" calcext:value-type="float">
            <text:p>16842</text:p>
          </table:table-cell>
        </table:table-row>
        <table:table-row table:style-name="ro3">
          <table:table-cell office:value-type="string" calcext:value-type="string">
            <text:p><text:a xlink:href="javascript:sym(19731)" xlink:type="simple">Áno Liósi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Άνω Λιόσια</text:p>
          </table:table-cell>
          <table:table-cell office:value-type="float" office:value="21925" calcext:value-type="float">
            <text:p>21925</text:p>
          </table:table-cell>
          <table:table-cell office:value-type="float" office:value="27305" calcext:value-type="float">
            <text:p>27305</text:p>
          </table:table-cell>
          <table:table-cell office:value-type="float" office:value="33565" calcext:value-type="float">
            <text:p>33565</text:p>
          </table:table-cell>
          <table:table-cell office:value-type="float" office:value="35046" calcext:value-type="float">
            <text:p>35046</text:p>
          </table:table-cell>
        </table:table-row>
        <table:table-row table:style-name="ro3">
          <table:table-cell office:value-type="string" calcext:value-type="string">
            <text:p><text:a xlink:href="javascript:sym(19734)" xlink:type="simple">Árg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Άργος</text:p>
          </table:table-cell>
          <table:table-cell office:value-type="float" office:value="21983" calcext:value-type="float">
            <text:p>21983</text:p>
          </table:table-cell>
          <table:table-cell office:value-type="float" office:value="24630" calcext:value-type="float">
            <text:p>24630</text:p>
          </table:table-cell>
          <table:table-cell office:value-type="float" office:value="22209" calcext:value-type="float">
            <text:p>22209</text:p>
          </table:table-cell>
          <table:table-cell office:value-type="float" office:value="21465" calcext:value-type="float">
            <text:p>21465</text:p>
          </table:table-cell>
        </table:table-row>
        <table:table-row table:style-name="ro2">
          <table:table-cell office:value-type="string" calcext:value-type="string">
            <text:p><text:a xlink:href="javascript:sym(38744)" xlink:type="simple">Argostólion</text:a> [Argostol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Αργοστόλιον</text:p>
          </table:table-cell>
          <table:table-cell office:value-type="float" office:value="7334" calcext:value-type="float">
            <text:p>7334</text:p>
          </table:table-cell>
          <table:table-cell office:value-type="float" office:value="9122" calcext:value-type="float">
            <text:p>9122</text:p>
          </table:table-cell>
          <table:table-cell office:value-type="float" office:value="9748" calcext:value-type="float">
            <text:p>9748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3">
          <table:table-cell office:value-type="string" calcext:value-type="string">
            <text:p><text:a xlink:href="javascript:sym(26027)" xlink:type="simple">Árt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Άρτα</text:p>
          </table:table-cell>
          <table:table-cell office:value-type="float" office:value="21170" calcext:value-type="float">
            <text:p>21170</text:p>
          </table:table-cell>
          <table:table-cell office:value-type="float" office:value="22390" calcext:value-type="float">
            <text:p>22390</text:p>
          </table:table-cell>
          <table:table-cell office:value-type="float" office:value="21895" calcext:value-type="float">
            <text:p>21895</text:p>
          </table:table-cell>
          <table:table-cell office:value-type="float" office:value="21799" calcext:value-type="float">
            <text:p>21799</text:p>
          </table:table-cell>
        </table:table-row>
        <table:table-row table:style-name="ro2">
          <table:table-cell office:value-type="string" calcext:value-type="string">
            <text:p><text:a xlink:href="javascript:sym(31462)" xlink:type="simple">Ártemi</text:a> [Artemid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Άρτεμη</text:p>
          </table:table-cell>
          <table:table-cell office:value-type="float" office:value="7077" calcext:value-type="float">
            <text:p>7077</text:p>
          </table:table-cell>
          <table:table-cell office:value-type="float" office:value="14719" calcext:value-type="float">
            <text:p>14719</text:p>
          </table:table-cell>
          <table:table-cell office:value-type="float" office:value="21488" calcext:value-type="float">
            <text:p>21488</text:p>
          </table:table-cell>
          <table:table-cell office:value-type="float" office:value="21922" calcext:value-type="float">
            <text:p>21922</text:p>
          </table:table-cell>
        </table:table-row>
        <table:table-row table:style-name="ro3">
          <table:table-cell office:value-type="string" calcext:value-type="string">
            <text:p><text:a xlink:href="javascript:sym(19730)" xlink:type="simple">Asprópyrg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Ασπρόπυργος</text:p>
          </table:table-cell>
          <table:table-cell office:value-type="float" office:value="15674" calcext:value-type="float">
            <text:p>15674</text:p>
          </table:table-cell>
          <table:table-cell office:value-type="float" office:value="27927" calcext:value-type="float">
            <text:p>27927</text:p>
          </table:table-cell>
          <table:table-cell office:value-type="float" office:value="30251" calcext:value-type="float">
            <text:p>30251</text:p>
          </table:table-cell>
          <table:table-cell office:value-type="float" office:value="31380" calcext:value-type="float">
            <text:p>31380</text:p>
          </table:table-cell>
        </table:table-row>
        <table:table-row table:style-name="ro2">
          <table:table-cell office:value-type="string" calcext:value-type="string">
            <text:p><text:a xlink:href="javascript:sym(944)" xlink:type="simple">Athínai</text:a> [Athens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Αθήναι</text:p>
          </table:table-cell>
          <table:table-cell office:value-type="float" office:value="3170075" calcext:value-type="float">
            <text:p>3170075</text:p>
          </table:table-cell>
          <table:table-cell office:value-type="float" office:value="3343735" calcext:value-type="float">
            <text:p>3343735</text:p>
          </table:table-cell>
          <table:table-cell office:value-type="float" office:value="3168846" calcext:value-type="float">
            <text:p>3168846</text:p>
          </table:table-cell>
          <table:table-cell office:value-type="float" office:value="3146164" calcext:value-type="float">
            <text:p>3146164</text:p>
          </table:table-cell>
        </table:table-row>
        <table:table-row table:style-name="ro2">
          <table:table-cell office:value-type="string" calcext:value-type="string">
            <text:p><text:a xlink:href="javascript:sym(2824)" xlink:type="simple">Chalkís</text:a> [Chalcis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Χαλκίς</text:p>
          </table:table-cell>
          <table:table-cell office:value-type="float" office:value="63814" calcext:value-type="float">
            <text:p>63814</text:p>
          </table:table-cell>
          <table:table-cell office:value-type="float" office:value="68509" calcext:value-type="float">
            <text:p>68509</text:p>
          </table:table-cell>
          <table:table-cell office:value-type="float" office:value="74564" calcext:value-type="float">
            <text:p>74564</text:p>
          </table:table-cell>
          <table:table-cell office:value-type="float" office:value="80672" calcext:value-type="float">
            <text:p>80672</text:p>
          </table:table-cell>
        </table:table-row>
        <table:table-row table:style-name="ro3">
          <table:table-cell office:value-type="string" calcext:value-type="string">
            <text:p><text:a xlink:href="javascript:sym(954)" xlink:type="simple">Chaní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Χανία</text:p>
          </table:table-cell>
          <table:table-cell office:value-type="float" office:value="72887" calcext:value-type="float">
            <text:p>72887</text:p>
          </table:table-cell>
          <table:table-cell office:value-type="float" office:value="82622" calcext:value-type="float">
            <text:p>82622</text:p>
          </table:table-cell>
          <table:table-cell office:value-type="float" office:value="88525" calcext:value-type="float">
            <text:p>88525</text:p>
          </table:table-cell>
          <table:table-cell office:value-type="float" office:value="90185" calcext:value-type="float">
            <text:p>90185</text:p>
          </table:table-cell>
        </table:table-row>
        <table:table-row table:style-name="ro2">
          <table:table-cell office:value-type="string" calcext:value-type="string">
            <text:p><text:a xlink:href="javascript:sym(19723)" xlink:type="simple">Chíos</text:a> [Chios Town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Χίος</text:p>
          </table:table-cell>
          <table:table-cell office:value-type="float" office:value="32405" calcext:value-type="float">
            <text:p>32405</text:p>
          </table:table-cell>
          <table:table-cell office:value-type="float" office:value="33596" calcext:value-type="float">
            <text:p>33596</text:p>
          </table:table-cell>
          <table:table-cell office:value-type="float" office:value="35479" calcext:value-type="float">
            <text:p>35479</text:p>
          </table:table-cell>
          <table:table-cell office:value-type="float" office:value="35739" calcext:value-type="float">
            <text:p>35739</text:p>
          </table:table-cell>
        </table:table-row>
        <table:table-row table:style-name="ro3">
          <table:table-cell office:value-type="string" calcext:value-type="string">
            <text:p><text:a xlink:href="javascript:sym(38745)" xlink:type="simple">Diavatá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Διαβατά</text:p>
          </table:table-cell>
          <table:table-cell office:value-type="float" office:value="4441" calcext:value-type="float">
            <text:p>4441</text:p>
          </table:table-cell>
          <table:table-cell office:value-type="float" office:value="7863" calcext:value-type="float">
            <text:p>7863</text:p>
          </table:table-cell>
          <table:table-cell office:value-type="float" office:value="9890" calcext:value-type="float">
            <text:p>9890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3">
          <table:table-cell office:value-type="string" calcext:value-type="string">
            <text:p><text:a xlink:href="javascript:sym(8652)" xlink:type="simple">Drám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Δράμα</text:p>
          </table:table-cell>
          <table:table-cell office:value-type="float" office:value="39539" calcext:value-type="float">
            <text:p>39539</text:p>
          </table:table-cell>
          <table:table-cell office:value-type="float" office:value="43934" calcext:value-type="float">
            <text:p>43934</text:p>
          </table:table-cell>
          <table:table-cell office:value-type="float" office:value="44823" calcext:value-type="float">
            <text:p>44823</text:p>
          </table:table-cell>
          <table:table-cell office:value-type="float" office:value="43447" calcext:value-type="float">
            <text:p>43447</text:p>
          </table:table-cell>
        </table:table-row>
        <table:table-row table:style-name="ro3">
          <table:table-cell office:value-type="string" calcext:value-type="string">
            <text:p><text:a xlink:href="javascript:sym(26032)" xlink:type="simple">Édess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Έδεσσα</text:p>
          </table:table-cell>
          <table:table-cell office:value-type="float" office:value="17352" calcext:value-type="float">
            <text:p>17352</text:p>
          </table:table-cell>
          <table:table-cell office:value-type="float" office:value="18493" calcext:value-type="float">
            <text:p>18493</text:p>
          </table:table-cell>
          <table:table-cell office:value-type="float" office:value="18229" calcext:value-type="float">
            <text:p>18229</text:p>
          </table:table-cell>
          <table:table-cell office:value-type="float" office:value="17171" calcext:value-type="float">
            <text:p>17171</text:p>
          </table:table-cell>
        </table:table-row>
        <table:table-row table:style-name="ro2">
          <table:table-cell office:value-type="string" calcext:value-type="string">
            <text:p><text:a xlink:href="javascript:sym(19732)" xlink:type="simple">Elefsís</text:a> [Eleusis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Ελευσίς</text:p>
          </table:table-cell>
          <table:table-cell office:value-type="float" office:value="23344" calcext:value-type="float">
            <text:p>23344</text:p>
          </table:table-cell>
          <table:table-cell office:value-type="float" office:value="26121" calcext:value-type="float">
            <text:p>26121</text:p>
          </table:table-cell>
          <table:table-cell office:value-type="float" office:value="24910" calcext:value-type="float">
            <text:p>24910</text:p>
          </table:table-cell>
          <table:table-cell office:value-type="float" office:value="24973" calcext:value-type="float">
            <text:p>24973</text:p>
          </table:table-cell>
        </table:table-row>
        <table:table-row table:style-name="ro1">
          <table:table-cell office:value-type="string" calcext:value-type="string">
            <text:p><text:a xlink:href="javascript:sym(26039)" xlink:type="simple">Ermoúpolis</text:a> [Ermoupoli, Hermoupolis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Ερμούπολις</text:p>
          </table:table-cell>
          <table:table-cell office:value-type="float" office:value="15981" calcext:value-type="float">
            <text:p>15981</text:p>
          </table:table-cell>
          <table:table-cell office:value-type="float" office:value="15471" calcext:value-type="float">
            <text:p>15471</text:p>
          </table:table-cell>
          <table:table-cell office:value-type="float" office:value="15870" calcext:value-type="float">
            <text:p>15870</text:p>
          </table:table-cell>
          <table:table-cell office:value-type="float" office:value="15251" calcext:value-type="float">
            <text:p>15251</text:p>
          </table:table-cell>
        </table:table-row>
        <table:table-row table:style-name="ro3">
          <table:table-cell office:value-type="string" calcext:value-type="string">
            <text:p><text:a xlink:href="javascript:sym(31464)" xlink:type="simple">Flórin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Φλώρινα</text:p>
          </table:table-cell>
          <table:table-cell office:value-type="float" office:value="12849" calcext:value-type="float">
            <text:p>12849</text:p>
          </table:table-cell>
          <table:table-cell office:value-type="float" office:value="14985" calcext:value-type="float">
            <text:p>14985</text:p>
          </table:table-cell>
          <table:table-cell office:value-type="float" office:value="17686" calcext:value-type="float">
            <text:p>17686</text:p>
          </table:table-cell>
          <table:table-cell office:value-type="float" office:value="17189" calcext:value-type="float">
            <text:p>17189</text:p>
          </table:table-cell>
        </table:table-row>
        <table:table-row table:style-name="ro3">
          <table:table-cell office:value-type="string" calcext:value-type="string">
            <text:p><text:a xlink:href="javascript:sym(38746)" xlink:type="simple">Gázion</text:a> [Gaz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Γάζιον</text:p>
          </table:table-cell>
          <table:table-cell office:value-type="float" office:value="4776" calcext:value-type="float">
            <text:p>4776</text:p>
          </table:table-cell>
          <table:table-cell office:value-type="float" office:value="8332" calcext:value-type="float">
            <text:p>8332</text:p>
          </table:table-cell>
          <table:table-cell office:value-type="float" office:value="12606" calcext:value-type="float">
            <text:p>12606</text:p>
          </table:table-cell>
          <table:table-cell office:value-type="float" office:value="13525" calcext:value-type="float">
            <text:p>13525</text:p>
          </table:table-cell>
        </table:table-row>
        <table:table-row table:style-name="ro2">
          <table:table-cell office:value-type="string" calcext:value-type="string">
            <text:p><text:a xlink:href="javascript:sym(19727)" xlink:type="simple">Giannitsá</text:a> [Yannits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Γιαννιτσά</text:p>
          </table:table-cell>
          <table:table-cell office:value-type="float" office:value="22765" calcext:value-type="float">
            <text:p>22765</text:p>
          </table:table-cell>
          <table:table-cell office:value-type="float" office:value="26677" calcext:value-type="float">
            <text:p>26677</text:p>
          </table:table-cell>
          <table:table-cell office:value-type="float" office:value="29789" calcext:value-type="float">
            <text:p>29789</text:p>
          </table:table-cell>
          <table:table-cell office:value-type="float" office:value="28757" calcext:value-type="float">
            <text:p>28757</text:p>
          </table:table-cell>
        </table:table-row>
        <table:table-row table:style-name="ro3">
          <table:table-cell office:value-type="string" calcext:value-type="string">
            <text:p><text:a xlink:href="javascript:sym(38747)" xlink:type="simple">Grevená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Γρεβενά</text:p>
          </table:table-cell>
          <table:table-cell office:value-type="float" office:value="10519" calcext:value-type="float">
            <text:p>10519</text:p>
          </table:table-cell>
          <table:table-cell office:value-type="float" office:value="11788" calcext:value-type="float">
            <text:p>11788</text:p>
          </table:table-cell>
          <table:table-cell office:value-type="float" office:value="13137" calcext:value-type="float">
            <text:p>13137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3">
          <table:table-cell office:value-type="string" calcext:value-type="string">
            <text:p><text:a xlink:href="javascript:sym(38748)" xlink:type="simple">Ierápetr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Ιεράπετρα</text:p>
          </table:table-cell>
          <table:table-cell office:value-type="float" office:value="9884" calcext:value-type="float">
            <text:p>9884</text:p>
          </table:table-cell>
          <table:table-cell office:value-type="float" office:value="11877" calcext:value-type="float">
            <text:p>11877</text:p>
          </table:table-cell>
          <table:table-cell office:value-type="float" office:value="12355" calcext:value-type="float">
            <text:p>12355</text:p>
          </table:table-cell>
          <table:table-cell office:value-type="float" office:value="13608" calcext:value-type="float">
            <text:p>13608</text:p>
          </table:table-cell>
        </table:table-row>
        <table:table-row table:style-name="ro3">
          <table:table-cell office:value-type="string" calcext:value-type="string">
            <text:p><text:a xlink:href="javascript:sym(971)" xlink:type="simple">Ioánnin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Ιωάννινα</text:p>
          </table:table-cell>
          <table:table-cell office:value-type="float" office:value="73663" calcext:value-type="float">
            <text:p>73663</text:p>
          </table:table-cell>
          <table:table-cell office:value-type="float" office:value="81144" calcext:value-type="float">
            <text:p>81144</text:p>
          </table:table-cell>
          <table:table-cell office:value-type="float" office:value="85803" calcext:value-type="float">
            <text:p>85803</text:p>
          </table:table-cell>
          <table:table-cell office:value-type="float" office:value="88226" calcext:value-type="float">
            <text:p>88226</text:p>
          </table:table-cell>
        </table:table-row>
        <table:table-row table:style-name="ro2">
          <table:table-cell office:value-type="string" calcext:value-type="string">
            <text:p><text:a xlink:href="javascript:sym(948)" xlink:type="simple">Irákleion</text:a> [Heraklion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Ηράκλειον</text:p>
          </table:table-cell>
          <table:table-cell office:value-type="float" office:value="133643" calcext:value-type="float">
            <text:p>133643</text:p>
          </table:table-cell>
          <table:table-cell office:value-type="float" office:value="149038" calcext:value-type="float">
            <text:p>149038</text:p>
          </table:table-cell>
          <table:table-cell office:value-type="float" office:value="157452" calcext:value-type="float">
            <text:p>157452</text:p>
          </table:table-cell>
          <table:table-cell office:value-type="float" office:value="162600" calcext:value-type="float">
            <text:p>162600</text:p>
          </table:table-cell>
        </table:table-row>
        <table:table-row table:style-name="ro3">
          <table:table-cell office:value-type="string" calcext:value-type="string">
            <text:p><text:a xlink:href="javascript:sym(8647)" xlink:type="simple">Kalamát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Καλαμάτα</text:p>
          </table:table-cell>
          <table:table-cell office:value-type="float" office:value="50910" calcext:value-type="float">
            <text:p>50910</text:p>
          </table:table-cell>
          <table:table-cell office:value-type="float" office:value="58432" calcext:value-type="float">
            <text:p>58432</text:p>
          </table:table-cell>
          <table:table-cell office:value-type="float" office:value="59625" calcext:value-type="float">
            <text:p>59625</text:p>
          </table:table-cell>
          <table:table-cell office:value-type="float" office:value="63419" calcext:value-type="float">
            <text:p>63419</text:p>
          </table:table-cell>
        </table:table-row>
        <table:table-row table:style-name="ro3">
          <table:table-cell office:value-type="string" calcext:value-type="string">
            <text:p><text:a xlink:href="javascript:sym(38749)" xlink:type="simple">Kálymn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Κάλυμνος</text:p>
          </table:table-cell>
          <table:table-cell office:value-type="float" office:value="10820" calcext:value-type="float">
            <text:p>10820</text:p>
          </table:table-cell>
          <table:table-cell office:value-type="float" office:value="10281" calcext:value-type="float">
            <text:p>10281</text:p>
          </table:table-cell>
          <table:table-cell office:value-type="float" office:value="12324" calcext:value-type="float">
            <text:p>12324</text:p>
          </table:table-cell>
          <table:table-cell office:value-type="float" office:value="13528" calcext:value-type="float">
            <text:p>13528</text:p>
          </table:table-cell>
        </table:table-row>
        <table:table-row table:style-name="ro2">
          <table:table-cell office:value-type="string" calcext:value-type="string">
            <text:p><text:a xlink:href="javascript:sym(32554)" xlink:type="simple">Kalývia Thorikoú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Καλύβια Θορικού</text:p>
          </table:table-cell>
          <table:table-cell office:value-type="float" office:value="5565" calcext:value-type="float">
            <text:p>5565</text:p>
          </table:table-cell>
          <table:table-cell office:value-type="float" office:value="10323" calcext:value-type="float">
            <text:p>10323</text:p>
          </table:table-cell>
          <table:table-cell office:value-type="float" office:value="14424" calcext:value-type="float">
            <text:p>14424</text:p>
          </table:table-cell>
          <table:table-cell office:value-type="float" office:value="15483" calcext:value-type="float">
            <text:p>15483</text:p>
          </table:table-cell>
        </table:table-row>
        <table:table-row table:style-name="ro3">
          <table:table-cell office:value-type="string" calcext:value-type="string">
            <text:p><text:a xlink:href="javascript:sym(19725)" xlink:type="simple">Kardíts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Καρδίτσα</text:p>
          </table:table-cell>
          <table:table-cell office:value-type="float" office:value="32884" calcext:value-type="float">
            <text:p>32884</text:p>
          </table:table-cell>
          <table:table-cell office:value-type="float" office:value="35750" calcext:value-type="float">
            <text:p>35750</text:p>
          </table:table-cell>
          <table:table-cell office:value-type="float" office:value="38554" calcext:value-type="float">
            <text:p>38554</text:p>
          </table:table-cell>
          <table:table-cell office:value-type="float" office:value="38996" calcext:value-type="float">
            <text:p>38996</text:p>
          </table:table-cell>
        </table:table-row>
        <table:table-row table:style-name="ro3">
          <table:table-cell office:value-type="string" calcext:value-type="string">
            <text:p><text:a xlink:href="javascript:sym(26038)" xlink:type="simple">Kastoriá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Καστοριά</text:p>
          </table:table-cell>
          <table:table-cell office:value-type="float" office:value="16156" calcext:value-type="float">
            <text:p>16156</text:p>
          </table:table-cell>
          <table:table-cell office:value-type="float" office:value="15615" calcext:value-type="float">
            <text:p>15615</text:p>
          </table:table-cell>
          <table:table-cell office:value-type="float" office:value="13387" calcext:value-type="float">
            <text:p>13387</text:p>
          </table:table-cell>
          <table:table-cell office:value-type="float" office:value="12549" calcext:value-type="float">
            <text:p>12549</text:p>
          </table:table-cell>
        </table:table-row>
        <table:table-row table:style-name="ro3">
          <table:table-cell office:value-type="string" calcext:value-type="string">
            <text:p><text:a xlink:href="javascript:sym(8648)" xlink:type="simple">Katerín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Κατερίνη</text:p>
          </table:table-cell>
          <table:table-cell office:value-type="float" office:value="48034" calcext:value-type="float">
            <text:p>48034</text:p>
          </table:table-cell>
          <table:table-cell office:value-type="float" office:value="55586" calcext:value-type="float">
            <text:p>55586</text:p>
          </table:table-cell>
          <table:table-cell office:value-type="float" office:value="60854" calcext:value-type="float">
            <text:p>60854</text:p>
          </table:table-cell>
          <table:table-cell office:value-type="float" office:value="61557" calcext:value-type="float">
            <text:p>61557</text:p>
          </table:table-cell>
        </table:table-row>
        <table:table-row table:style-name="ro3">
          <table:table-cell office:value-type="string" calcext:value-type="string">
            <text:p><text:a xlink:href="javascript:sym(951)" xlink:type="simple">Kavál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Καβάλα</text:p>
          </table:table-cell>
          <table:table-cell office:value-type="float" office:value="57461" calcext:value-type="float">
            <text:p>57461</text:p>
          </table:table-cell>
          <table:table-cell office:value-type="float" office:value="59222" calcext:value-type="float">
            <text:p>59222</text:p>
          </table:table-cell>
          <table:table-cell office:value-type="float" office:value="54027" calcext:value-type="float">
            <text:p>54027</text:p>
          </table:table-cell>
          <table:table-cell office:value-type="float" office:value="51948" calcext:value-type="float">
            <text:p>51948</text:p>
          </table:table-cell>
        </table:table-row>
        <table:table-row table:style-name="ro2">
          <table:table-cell office:value-type="string" calcext:value-type="string">
            <text:p><text:a xlink:href="javascript:sym(8643)" xlink:type="simple">Kérkyra</text:a> [Corfu City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Κέρκυρα</text:p>
          </table:table-cell>
          <table:table-cell office:value-type="float" office:value="39766" calcext:value-type="float">
            <text:p>39766</text:p>
          </table:table-cell>
          <table:table-cell office:value-type="float" office:value="41100" calcext:value-type="float">
            <text:p>41100</text:p>
          </table:table-cell>
          <table:table-cell office:value-type="float" office:value="39330" calcext:value-type="float">
            <text:p>39330</text:p>
          </table:table-cell>
          <table:table-cell office:value-type="float" office:value="39673" calcext:value-type="float">
            <text:p>39673</text:p>
          </table:table-cell>
        </table:table-row>
        <table:table-row table:style-name="ro3">
          <table:table-cell office:value-type="string" calcext:value-type="string">
            <text:p><text:a xlink:href="javascript:sym(26034)" xlink:type="simple">Kilkí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Κιλκίς</text:p>
          </table:table-cell>
          <table:table-cell office:value-type="float" office:value="12276" calcext:value-type="float">
            <text:p>12276</text:p>
          </table:table-cell>
          <table:table-cell office:value-type="float" office:value="17744" calcext:value-type="float">
            <text:p>17744</text:p>
          </table:table-cell>
          <table:table-cell office:value-type="float" office:value="22914" calcext:value-type="float">
            <text:p>22914</text:p>
          </table:table-cell>
          <table:table-cell office:value-type="float" office:value="23180" calcext:value-type="float">
            <text:p>23180</text:p>
          </table:table-cell>
        </table:table-row>
        <table:table-row table:style-name="ro3">
          <table:table-cell office:value-type="string" calcext:value-type="string">
            <text:p><text:a xlink:href="javascript:sym(8641)" xlink:type="simple">Komotiní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Κομοτηνή</text:p>
          </table:table-cell>
          <table:table-cell office:value-type="float" office:value="38532" calcext:value-type="float">
            <text:p>38532</text:p>
          </table:table-cell>
          <table:table-cell office:value-type="float" office:value="44421" calcext:value-type="float">
            <text:p>44421</text:p>
          </table:table-cell>
          <table:table-cell office:value-type="float" office:value="50990" calcext:value-type="float">
            <text:p>50990</text:p>
          </table:table-cell>
          <table:table-cell office:value-type="float" office:value="51733" calcext:value-type="float">
            <text:p>51733</text:p>
          </table:table-cell>
        </table:table-row>
        <table:table-row table:style-name="ro2">
          <table:table-cell office:value-type="string" calcext:value-type="string">
            <text:p><text:a xlink:href="javascript:sym(19726)" xlink:type="simple">Kórinthos</text:a> [Corinth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Κόρινθος</text:p>
          </table:table-cell>
          <table:table-cell office:value-type="float" office:value="28071" calcext:value-type="float">
            <text:p>28071</text:p>
          </table:table-cell>
          <table:table-cell office:value-type="float" office:value="30434" calcext:value-type="float">
            <text:p>30434</text:p>
          </table:table-cell>
          <table:table-cell office:value-type="float" office:value="30176" calcext:value-type="float">
            <text:p>30176</text:p>
          </table:table-cell>
          <table:table-cell office:value-type="float" office:value="30817" calcext:value-type="float">
            <text:p>30817</text:p>
          </table:table-cell>
        </table:table-row>
        <table:table-row table:style-name="ro2">
          <table:table-cell office:value-type="string" calcext:value-type="string">
            <text:p><text:a xlink:href="javascript:sym(19733)" xlink:type="simple">Koropíon</text:a> [Korop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Κορωπίον</text:p>
          </table:table-cell>
          <table:table-cell office:value-type="float" office:value="12945" calcext:value-type="float">
            <text:p>12945</text:p>
          </table:table-cell>
          <table:table-cell office:value-type="float" office:value="16226" calcext:value-type="float">
            <text:p>16226</text:p>
          </table:table-cell>
          <table:table-cell office:value-type="float" office:value="19164" calcext:value-type="float">
            <text:p>19164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2">
          <table:table-cell office:value-type="string" calcext:value-type="string">
            <text:p><text:a xlink:href="javascript:sym(26033)" xlink:type="simple">Kos</text:a> [Kos Town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Κως</text:p>
          </table:table-cell>
          <table:table-cell office:value-type="float" office:value="14799" calcext:value-type="float">
            <text:p>14799</text:p>
          </table:table-cell>
          <table:table-cell office:value-type="float" office:value="17894" calcext:value-type="float">
            <text:p>17894</text:p>
          </table:table-cell>
          <table:table-cell office:value-type="float" office:value="19432" calcext:value-type="float">
            <text:p>19432</text:p>
          </table:table-cell>
          <table:table-cell office:value-type="float" office:value="21429" calcext:value-type="float">
            <text:p>21429</text:p>
          </table:table-cell>
        </table:table-row>
        <table:table-row table:style-name="ro3">
          <table:table-cell office:value-type="string" calcext:value-type="string">
            <text:p><text:a xlink:href="javascript:sym(8642)" xlink:type="simple">Kozán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Κοζάνη</text:p>
          </table:table-cell>
          <table:table-cell office:value-type="float" office:value="34138" calcext:value-type="float">
            <text:p>34138</text:p>
          </table:table-cell>
          <table:table-cell office:value-type="float" office:value="37893" calcext:value-type="float">
            <text:p>37893</text:p>
          </table:table-cell>
          <table:table-cell office:value-type="float" office:value="41066" calcext:value-type="float">
            <text:p>41066</text:p>
          </table:table-cell>
          <table:table-cell office:value-type="float" office:value="42139" calcext:value-type="float">
            <text:p>42139</text:p>
          </table:table-cell>
        </table:table-row>
        <table:table-row table:style-name="ro3">
          <table:table-cell office:value-type="string" calcext:value-type="string">
            <text:p><text:a xlink:href="javascript:sym(8644)" xlink:type="simple">Lamí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Λαμία</text:p>
          </table:table-cell>
          <table:table-cell office:value-type="float" office:value="47119" calcext:value-type="float">
            <text:p>47119</text:p>
          </table:table-cell>
          <table:table-cell office:value-type="float" office:value="50551" calcext:value-type="float">
            <text:p>50551</text:p>
          </table:table-cell>
          <table:table-cell office:value-type="float" office:value="52006" calcext:value-type="float">
            <text:p>52006</text:p>
          </table:table-cell>
          <table:table-cell office:value-type="float" office:value="47532" calcext:value-type="float">
            <text:p>47532</text:p>
          </table:table-cell>
        </table:table-row>
        <table:table-row table:style-name="ro2">
          <table:table-cell office:value-type="string" calcext:value-type="string">
            <text:p><text:a xlink:href="javascript:sym(956)" xlink:type="simple">Lárisa</text:a> [Lariss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Λάρισα</text:p>
          </table:table-cell>
          <table:table-cell office:value-type="float" office:value="118090" calcext:value-type="float">
            <text:p>118090</text:p>
          </table:table-cell>
          <table:table-cell office:value-type="float" office:value="131095" calcext:value-type="float">
            <text:p>131095</text:p>
          </table:table-cell>
          <table:table-cell office:value-type="float" office:value="144651" calcext:value-type="float">
            <text:p>144651</text:p>
          </table:table-cell>
          <table:table-cell office:value-type="float" office:value="146374" calcext:value-type="float">
            <text:p>146374</text:p>
          </table:table-cell>
        </table:table-row>
        <table:table-row table:style-name="ro2">
          <table:table-cell office:value-type="string" calcext:value-type="string">
            <text:p><text:a xlink:href="javascript:sym(26029)" xlink:type="simple">Levádeia</text:a> [Livadei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Λεβάδεια</text:p>
          </table:table-cell>
          <table:table-cell office:value-type="float" office:value="19144" calcext:value-type="float">
            <text:p>19144</text:p>
          </table:table-cell>
          <table:table-cell office:value-type="float" office:value="20694" calcext:value-type="float">
            <text:p>20694</text:p>
          </table:table-cell>
          <table:table-cell office:value-type="float" office:value="21379" calcext:value-type="float">
            <text:p>21379</text:p>
          </table:table-cell>
          <table:table-cell office:value-type="float" office:value="21469" calcext:value-type="float">
            <text:p>21469</text:p>
          </table:table-cell>
        </table:table-row>
        <table:table-row table:style-name="ro1">
          <table:table-cell office:value-type="string" calcext:value-type="string">
            <text:p><text:a xlink:href="javascript:sym(38750)" xlink:type="simple">Limín Markopoúlou</text:a> [Porto Raft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Λιμήν Μαρκοπούλου</text:p>
          </table:table-cell>
          <table:table-cell office:value-type="float" office:value="2244" calcext:value-type="float">
            <text:p>2244</text:p>
          </table:table-cell>
          <table:table-cell office:value-type="float" office:value="5148" calcext:value-type="float">
            <text:p>5148</text:p>
          </table:table-cell>
          <table:table-cell office:value-type="float" office:value="9686" calcext:value-type="float">
            <text:p>9686</text:p>
          </table:table-cell>
          <table:table-cell office:value-type="float" office:value="10527" calcext:value-type="float">
            <text:p>10527</text:p>
          </table:table-cell>
        </table:table-row>
        <table:table-row table:style-name="ro2">
          <table:table-cell office:value-type="string" calcext:value-type="string">
            <text:p><text:a xlink:href="javascript:sym(38751)" xlink:type="simple">Loutrákion</text:a> [Loutrak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Λουτράκιον</text:p>
          </table:table-cell>
          <table:table-cell office:value-type="float" office:value="8876" calcext:value-type="float">
            <text:p>8876</text:p>
          </table:table-cell>
          <table:table-cell office:value-type="float" office:value="10673" calcext:value-type="float">
            <text:p>10673</text:p>
          </table:table-cell>
          <table:table-cell office:value-type="float" office:value="11564" calcext:value-type="float">
            <text:p>11564</text:p>
          </table:table-cell>
          <table:table-cell office:value-type="float" office:value="12213" calcext:value-type="float">
            <text:p>12213</text:p>
          </table:table-cell>
        </table:table-row>
        <table:table-row table:style-name="ro3">
          <table:table-cell office:value-type="string" calcext:value-type="string">
            <text:p><text:a xlink:href="javascript:sym(38752)" xlink:type="simple">Mándr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Μάνδρα</text:p>
          </table:table-cell>
          <table:table-cell office:value-type="float" office:value="10071" calcext:value-type="float">
            <text:p>10071</text:p>
          </table:table-cell>
          <table:table-cell office:value-type="float" office:value="11084" calcext:value-type="float">
            <text:p>11084</text:p>
          </table:table-cell>
          <table:table-cell office:value-type="float" office:value="11327" calcext:value-type="float">
            <text:p>11327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2">
          <table:table-cell office:value-type="string" calcext:value-type="string">
            <text:p><text:a xlink:href="javascript:sym(38753)" xlink:type="simple">Markópoulon</text:a> [Markopoulo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Μαρκόπουλον</text:p>
          </table:table-cell>
          <table:table-cell office:value-type="float" office:value="6766" calcext:value-type="float">
            <text:p>6766</text:p>
          </table:table-cell>
          <table:table-cell office:value-type="float" office:value="7813" calcext:value-type="float">
            <text:p>7813</text:p>
          </table:table-cell>
          <table:table-cell office:value-type="float" office:value="9513" calcext:value-type="float">
            <text:p>9513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3">
          <table:table-cell office:value-type="string" calcext:value-type="string">
            <text:p><text:a xlink:href="javascript:sym(19729)" xlink:type="simple">Mégar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Μέγαρα</text:p>
          </table:table-cell>
          <table:table-cell office:value-type="float" office:value="20504" calcext:value-type="float">
            <text:p>20504</text:p>
          </table:table-cell>
          <table:table-cell office:value-type="float" office:value="23166" calcext:value-type="float">
            <text:p>23166</text:p>
          </table:table-cell>
          <table:table-cell office:value-type="float" office:value="23456" calcext:value-type="float">
            <text:p>23456</text:p>
          </table:table-cell>
          <table:table-cell office:value-type="float" office:value="25467" calcext:value-type="float">
            <text:p>25467</text:p>
          </table:table-cell>
        </table:table-row>
        <table:table-row table:style-name="ro2">
          <table:table-cell office:value-type="string" calcext:value-type="string">
            <text:p><text:a xlink:href="javascript:sym(38754)" xlink:type="simple">Mesolóngion</text:a> [Missolongh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Μεσολόγγιον</text:p>
          </table:table-cell>
          <table:table-cell office:value-type="float" office:value="11302" calcext:value-type="float">
            <text:p>11302</text:p>
          </table:table-cell>
          <table:table-cell office:value-type="float" office:value="12640" calcext:value-type="float">
            <text:p>12640</text:p>
          </table:table-cell>
          <table:table-cell office:value-type="float" office:value="12785" calcext:value-type="float">
            <text:p>12785</text:p>
          </table:table-cell>
          <table:table-cell office:value-type="float" office:value="12441" calcext:value-type="float">
            <text:p>12441</text:p>
          </table:table-cell>
        </table:table-row>
        <table:table-row table:style-name="ro2">
          <table:table-cell office:value-type="string" calcext:value-type="string">
            <text:p><text:a xlink:href="javascript:sym(26024)" xlink:type="simple">Mytilíni</text:a> [Mytilene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Μυτιλήνη</text:p>
          </table:table-cell>
          <table:table-cell office:value-type="float" office:value="25710" calcext:value-type="float">
            <text:p>25710</text:p>
          </table:table-cell>
          <table:table-cell office:value-type="float" office:value="28950" calcext:value-type="float">
            <text:p>28950</text:p>
          </table:table-cell>
          <table:table-cell office:value-type="float" office:value="27871" calcext:value-type="float">
            <text:p>27871</text:p>
          </table:table-cell>
          <table:table-cell office:value-type="float" office:value="31714" calcext:value-type="float">
            <text:p>31714</text:p>
          </table:table-cell>
        </table:table-row>
        <table:table-row table:style-name="ro3">
          <table:table-cell office:value-type="string" calcext:value-type="string">
            <text:p><text:a xlink:href="javascript:sym(38755)" xlink:type="simple">Náfpakt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Ναύπακτος</text:p>
          </table:table-cell>
          <table:table-cell office:value-type="float" office:value="11191" calcext:value-type="float">
            <text:p>11191</text:p>
          </table:table-cell>
          <table:table-cell office:value-type="float" office:value="13254" calcext:value-type="float">
            <text:p>13254</text:p>
          </table:table-cell>
          <table:table-cell office:value-type="float" office:value="13415" calcext:value-type="float">
            <text:p>13415</text:p>
          </table:table-cell>
          <table:table-cell office:value-type="float" office:value="12953" calcext:value-type="float">
            <text:p>12953</text:p>
          </table:table-cell>
        </table:table-row>
        <table:table-row table:style-name="ro2">
          <table:table-cell office:value-type="string" calcext:value-type="string">
            <text:p><text:a xlink:href="javascript:sym(32555)" xlink:type="simple">Náfplion</text:a> [Nafplio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Ναύπλιον</text:p>
          </table:table-cell>
          <table:table-cell office:value-type="float" office:value="11650" calcext:value-type="float">
            <text:p>11650</text:p>
          </table:table-cell>
          <table:table-cell office:value-type="float" office:value="13124" calcext:value-type="float">
            <text:p>13124</text:p>
          </table:table-cell>
          <table:table-cell office:value-type="float" office:value="14203" calcext:value-type="float">
            <text:p>14203</text:p>
          </table:table-cell>
          <table:table-cell office:value-type="float" office:value="14532" calcext:value-type="float">
            <text:p>14532</text:p>
          </table:table-cell>
        </table:table-row>
        <table:table-row table:style-name="ro3">
          <table:table-cell office:value-type="string" calcext:value-type="string">
            <text:p><text:a xlink:href="javascript:sym(26030)" xlink:type="simple">Náous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Νάουσα</text:p>
          </table:table-cell>
          <table:table-cell office:value-type="float" office:value="20144" calcext:value-type="float">
            <text:p>20144</text:p>
          </table:table-cell>
          <table:table-cell office:value-type="float" office:value="19902" calcext:value-type="float">
            <text:p>19902</text:p>
          </table:table-cell>
          <table:table-cell office:value-type="float" office:value="18882" calcext:value-type="float">
            <text:p>18882</text:p>
          </table:table-cell>
          <table:table-cell office:value-type="float" office:value="17831" calcext:value-type="float">
            <text:p>17831</text:p>
          </table:table-cell>
        </table:table-row>
        <table:table-row table:style-name="ro3">
          <table:table-cell office:value-type="string" calcext:value-type="string">
            <text:p><text:a xlink:href="javascript:sym(31469)" xlink:type="simple">Néa Mákr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Νέα Μάκρη</text:p>
          </table:table-cell>
          <table:table-cell office:value-type="float" office:value="9660" calcext:value-type="float">
            <text:p>9660</text:p>
          </table:table-cell>
          <table:table-cell office:value-type="float" office:value="12139" calcext:value-type="float">
            <text:p>12139</text:p>
          </table:table-cell>
          <table:table-cell office:value-type="float" office:value="15554" calcext:value-type="float">
            <text:p>15554</text:p>
          </table:table-cell>
          <table:table-cell office:value-type="float" office:value="16904" calcext:value-type="float">
            <text:p>16904</text:p>
          </table:table-cell>
        </table:table-row>
        <table:table-row table:style-name="ro2">
          <table:table-cell office:value-type="string" calcext:value-type="string">
            <text:p><text:a xlink:href="javascript:sym(32556)" xlink:type="simple">Oraiókastron</text:a> [Oraiokastro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Ωραιόκαστρον</text:p>
          </table:table-cell>
          <table:table-cell office:value-type="float" office:value="5348" calcext:value-type="float">
            <text:p>5348</text:p>
          </table:table-cell>
          <table:table-cell office:value-type="float" office:value="11987" calcext:value-type="float">
            <text:p>11987</text:p>
          </table:table-cell>
          <table:table-cell office:value-type="float" office:value="20852" calcext:value-type="float">
            <text:p>20852</text:p>
          </table:table-cell>
          <table:table-cell office:value-type="float" office:value="22689" calcext:value-type="float">
            <text:p>22689</text:p>
          </table:table-cell>
        </table:table-row>
        <table:table-row table:style-name="ro2">
          <table:table-cell office:value-type="string" calcext:value-type="string">
            <text:p><text:a xlink:href="javascript:sym(26036)" xlink:type="simple">Orestiás</text:a> [Orestiad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Ορεστιάς</text:p>
          </table:table-cell>
          <table:table-cell office:value-type="float" office:value="13296" calcext:value-type="float">
            <text:p>13296</text:p>
          </table:table-cell>
          <table:table-cell office:value-type="float" office:value="15438" calcext:value-type="float">
            <text:p>15438</text:p>
          </table:table-cell>
          <table:table-cell office:value-type="float" office:value="18426" calcext:value-type="float">
            <text:p>18426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3">
          <table:table-cell office:value-type="string" calcext:value-type="string">
            <text:p><text:a xlink:href="javascript:sym(31468)" xlink:type="simple">Paianí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Παιανία</text:p>
          </table:table-cell>
          <table:table-cell office:value-type="float" office:value="9744" calcext:value-type="float">
            <text:p>9744</text:p>
          </table:table-cell>
          <table:table-cell office:value-type="float" office:value="12849" calcext:value-type="float">
            <text:p>12849</text:p>
          </table:table-cell>
          <table:table-cell office:value-type="float" office:value="14595" calcext:value-type="float">
            <text:p>14595</text:p>
          </table:table-cell>
          <table:table-cell office:value-type="float" office:value="15155" calcext:value-type="float">
            <text:p>15155</text:p>
          </table:table-cell>
        </table:table-row>
        <table:table-row table:style-name="ro3">
          <table:table-cell office:value-type="string" calcext:value-type="string">
            <text:p><text:a xlink:href="javascript:sym(31465)" xlink:type="simple">Pallín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Παλλήνη</text:p>
          </table:table-cell>
          <table:table-cell office:value-type="float" office:value="7899" calcext:value-type="float">
            <text:p>7899</text:p>
          </table:table-cell>
          <table:table-cell office:value-type="float" office:value="13176" calcext:value-type="float">
            <text:p>13176</text:p>
          </table:table-cell>
          <table:table-cell office:value-type="float" office:value="16415" calcext:value-type="float">
            <text:p>16415</text:p>
          </table:table-cell>
          <table:table-cell office:value-type="float" office:value="17371" calcext:value-type="float">
            <text:p>17371</text:p>
          </table:table-cell>
        </table:table-row>
        <table:table-row table:style-name="ro3">
          <table:table-cell office:value-type="string" calcext:value-type="string">
            <text:p><text:a xlink:href="javascript:sym(962)" xlink:type="simple">Pátrai</text:a> [Patras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Πάτραι</text:p>
          </table:table-cell>
          <table:table-cell office:value-type="float" office:value="176047" calcext:value-type="float">
            <text:p>176047</text:p>
          </table:table-cell>
          <table:table-cell office:value-type="float" office:value="193885" calcext:value-type="float">
            <text:p>193885</text:p>
          </table:table-cell>
          <table:table-cell office:value-type="float" office:value="195265" calcext:value-type="float">
            <text:p>195265</text:p>
          </table:table-cell>
          <table:table-cell office:value-type="float" office:value="196937" calcext:value-type="float">
            <text:p>196937</text:p>
          </table:table-cell>
        </table:table-row>
        <table:table-row table:style-name="ro3">
          <table:table-cell office:value-type="string" calcext:value-type="string">
            <text:p><text:a xlink:href="javascript:sym(31466)" xlink:type="simple">Peraí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Περαία</text:p>
          </table:table-cell>
          <table:table-cell office:value-type="float" office:value="2876" calcext:value-type="float">
            <text:p>2876</text:p>
          </table:table-cell>
          <table:table-cell office:value-type="float" office:value="13314" calcext:value-type="float">
            <text:p>13314</text:p>
          </table:table-cell>
          <table:table-cell office:value-type="float" office:value="18546" calcext:value-type="float">
            <text:p>18546</text:p>
          </table:table-cell>
          <table:table-cell office:value-type="float" office:value="16998" calcext:value-type="float">
            <text:p>16998</text:p>
          </table:table-cell>
        </table:table-row>
        <table:table-row table:style-name="ro3">
          <table:table-cell office:value-type="string" calcext:value-type="string">
            <text:p><text:a xlink:href="javascript:sym(31463)" xlink:type="simple">Prévez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Πρέβεζα</text:p>
          </table:table-cell>
          <table:table-cell office:value-type="float" office:value="14421" calcext:value-type="float">
            <text:p>14421</text:p>
          </table:table-cell>
          <table:table-cell office:value-type="float" office:value="16894" calcext:value-type="float">
            <text:p>16894</text:p>
          </table:table-cell>
          <table:table-cell office:value-type="float" office:value="19042" calcext:value-type="float">
            <text:p>19042</text:p>
          </table:table-cell>
          <table:table-cell office:value-type="float" office:value="19308" calcext:value-type="float">
            <text:p>19308</text:p>
          </table:table-cell>
        </table:table-row>
        <table:table-row table:style-name="ro2">
          <table:table-cell office:value-type="string" calcext:value-type="string">
            <text:p><text:a xlink:href="javascript:sym(19728)" xlink:type="simple">Ptolemaḯs</text:a> [Ptolemaid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Πτολεμαΐς</text:p>
          </table:table-cell>
          <table:table-cell office:value-type="float" office:value="26502" calcext:value-type="float">
            <text:p>26502</text:p>
          </table:table-cell>
          <table:table-cell office:value-type="float" office:value="29974" calcext:value-type="float">
            <text:p>29974</text:p>
          </table:table-cell>
          <table:table-cell office:value-type="float" office:value="32127" calcext:value-type="float">
            <text:p>32127</text:p>
          </table:table-cell>
          <table:table-cell office:value-type="float" office:value="31536" calcext:value-type="float">
            <text:p>31536</text:p>
          </table:table-cell>
        </table:table-row>
        <table:table-row table:style-name="ro3">
          <table:table-cell office:value-type="string" calcext:value-type="string">
            <text:p><text:a xlink:href="javascript:sym(26026)" xlink:type="simple">Pýrg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Πύργος</text:p>
          </table:table-cell>
          <table:table-cell office:value-type="float" office:value="29427" calcext:value-type="float">
            <text:p>29427</text:p>
          </table:table-cell>
          <table:table-cell office:value-type="float" office:value="24245" calcext:value-type="float">
            <text:p>24245</text:p>
          </table:table-cell>
          <table:table-cell office:value-type="float" office:value="24359" calcext:value-type="float">
            <text:p>24359</text:p>
          </table:table-cell>
          <table:table-cell office:value-type="float" office:value="25152" calcext:value-type="float">
            <text:p>25152</text:p>
          </table:table-cell>
        </table:table-row>
        <table:table-row table:style-name="ro3">
          <table:table-cell office:value-type="string" calcext:value-type="string">
            <text:p><text:a xlink:href="javascript:sym(38756)" xlink:type="simple">Rafín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Ραφήνα</text:p>
          </table:table-cell>
          <table:table-cell office:value-type="float" office:value="7341" calcext:value-type="float">
            <text:p>7341</text:p>
          </table:table-cell>
          <table:table-cell office:value-type="float" office:value="10173" calcext:value-type="float">
            <text:p>10173</text:p>
          </table:table-cell>
          <table:table-cell office:value-type="float" office:value="12168" calcext:value-type="float">
            <text:p>12168</text:p>
          </table:table-cell>
          <table:table-cell office:value-type="float" office:value="13605" calcext:value-type="float">
            <text:p>13605</text:p>
          </table:table-cell>
        </table:table-row>
        <table:table-row table:style-name="ro2">
          <table:table-cell office:value-type="string" calcext:value-type="string">
            <text:p><text:a xlink:href="javascript:sym(19722)" xlink:type="simple">Réthymnon</text:a> [Rethymno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Ρέθυμνον</text:p>
          </table:table-cell>
          <table:table-cell office:value-type="float" office:value="26296" calcext:value-type="float">
            <text:p>26296</text:p>
          </table:table-cell>
          <table:table-cell office:value-type="float" office:value="31234" calcext:value-type="float">
            <text:p>31234</text:p>
          </table:table-cell>
          <table:table-cell office:value-type="float" office:value="35715" calcext:value-type="float">
            <text:p>35715</text:p>
          </table:table-cell>
          <table:table-cell office:value-type="float" office:value="37252" calcext:value-type="float">
            <text:p>37252</text:p>
          </table:table-cell>
        </table:table-row>
        <table:table-row table:style-name="ro2">
          <table:table-cell office:value-type="string" calcext:value-type="string">
            <text:p><text:a xlink:href="javascript:sym(8650)" xlink:type="simple">Ródos</text:a> [Rhodes City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Ρόδος</text:p>
          </table:table-cell>
          <table:table-cell office:value-type="float" office:value="46372" calcext:value-type="float">
            <text:p>46372</text:p>
          </table:table-cell>
          <table:table-cell office:value-type="float" office:value="53640" calcext:value-type="float">
            <text:p>53640</text:p>
          </table:table-cell>
          <table:table-cell office:value-type="float" office:value="49541" calcext:value-type="float">
            <text:p>49541</text:p>
          </table:table-cell>
          <table:table-cell office:value-type="float" office:value="54562" calcext:value-type="float">
            <text:p>54562</text:p>
          </table:table-cell>
        </table:table-row>
        <table:table-row table:style-name="ro2">
          <table:table-cell office:value-type="string" calcext:value-type="string">
            <text:p><text:a xlink:href="javascript:sym(19721)" xlink:type="simple">Salamís</text:a> [Salamina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Σαλαμίς</text:p>
          </table:table-cell>
          <table:table-cell office:value-type="float" office:value="28202" calcext:value-type="float">
            <text:p>28202</text:p>
          </table:table-cell>
          <table:table-cell office:value-type="float" office:value="33019" calcext:value-type="float">
            <text:p>33019</text:p>
          </table:table-cell>
          <table:table-cell office:value-type="float" office:value="36774" calcext:value-type="float">
            <text:p>36774</text:p>
          </table:table-cell>
          <table:table-cell office:value-type="float" office:value="34850" calcext:value-type="float">
            <text:p>34850</text:p>
          </table:table-cell>
        </table:table-row>
        <table:table-row table:style-name="ro3">
          <table:table-cell office:value-type="string" calcext:value-type="string">
            <text:p><text:a xlink:href="javascript:sym(972)" xlink:type="simple">Sérrai</text:a> [Serres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Σέρραι</text:p>
          </table:table-cell>
          <table:table-cell office:value-type="float" office:value="51640" calcext:value-type="float">
            <text:p>51640</text:p>
          </table:table-cell>
          <table:table-cell office:value-type="float" office:value="55996" calcext:value-type="float">
            <text:p>55996</text:p>
          </table:table-cell>
          <table:table-cell office:value-type="float" office:value="58287" calcext:value-type="float">
            <text:p>58287</text:p>
          </table:table-cell>
          <table:table-cell office:value-type="float" office:value="58398" calcext:value-type="float">
            <text:p>58398</text:p>
          </table:table-cell>
        </table:table-row>
        <table:table-row table:style-name="ro3">
          <table:table-cell office:value-type="string" calcext:value-type="string">
            <text:p><text:a xlink:href="javascript:sym(38757)" xlink:type="simple">Siteía</text:a> [Siti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RI</text:p>
          </table:table-cell>
          <table:table-cell office:value-type="string" calcext:value-type="string">
            <text:p>Σητεία</text:p>
          </table:table-cell>
          <table:table-cell office:value-type="float" office:value="7453" calcext:value-type="float">
            <text:p>7453</text:p>
          </table:table-cell>
          <table:table-cell office:value-type="float" office:value="8754" calcext:value-type="float">
            <text:p>8754</text:p>
          </table:table-cell>
          <table:table-cell office:value-type="float" office:value="9348" calcext:value-type="float">
            <text:p>9348</text:p>
          </table:table-cell>
          <table:table-cell office:value-type="float" office:value="10564" calcext:value-type="float">
            <text:p>10564</text:p>
          </table:table-cell>
        </table:table-row>
        <table:table-row table:style-name="ro3">
          <table:table-cell office:value-type="string" calcext:value-type="string">
            <text:p><text:a xlink:href="javascript:sym(26037)" xlink:type="simple">Spárti</text:a> [Sparta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Σπάρτη</text:p>
          </table:table-cell>
          <table:table-cell office:value-type="float" office:value="16488" calcext:value-type="float">
            <text:p>16488</text:p>
          </table:table-cell>
          <table:table-cell office:value-type="float" office:value="18286" calcext:value-type="float">
            <text:p>18286</text:p>
          </table:table-cell>
          <table:table-cell office:value-type="float" office:value="18926" calcext:value-type="float">
            <text:p>18926</text:p>
          </table:table-cell>
          <table:table-cell office:value-type="float" office:value="19334" calcext:value-type="float">
            <text:p>19334</text:p>
          </table:table-cell>
        </table:table-row>
        <table:table-row table:style-name="ro3">
          <table:table-cell office:value-type="string" calcext:value-type="string">
            <text:p><text:a xlink:href="javascript:sym(32558)" xlink:type="simple">Thérm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Θέρμη</text:p>
          </table:table-cell>
          <table:table-cell office:value-type="float" office:value="5265" calcext:value-type="float">
            <text:p>5265</text:p>
          </table:table-cell>
          <table:table-cell office:value-type="float" office:value="11412" calcext:value-type="float">
            <text:p>11412</text:p>
          </table:table-cell>
          <table:table-cell office:value-type="float" office:value="16004" calcext:value-type="float">
            <text:p>16004</text:p>
          </table:table-cell>
          <table:table-cell office:value-type="float" office:value="19602" calcext:value-type="float">
            <text:p>19602</text:p>
          </table:table-cell>
        </table:table-row>
        <table:table-row table:style-name="ro3">
          <table:table-cell office:value-type="string" calcext:value-type="string">
            <text:p><text:a xlink:href="javascript:sym(965)" xlink:type="simple">Thessaloník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Θεσσαλονίκη</text:p>
          </table:table-cell>
          <table:table-cell office:value-type="float" office:value="783151" calcext:value-type="float">
            <text:p>783151</text:p>
          </table:table-cell>
          <table:table-cell office:value-type="float" office:value="836820" calcext:value-type="float">
            <text:p>836820</text:p>
          </table:table-cell>
          <table:table-cell office:value-type="float" office:value="806635" calcext:value-type="float">
            <text:p>806635</text:p>
          </table:table-cell>
          <table:table-cell office:value-type="float" office:value="802392" calcext:value-type="float">
            <text:p>802392</text:p>
          </table:table-cell>
        </table:table-row>
        <table:table-row table:style-name="ro2">
          <table:table-cell office:value-type="string" calcext:value-type="string">
            <text:p><text:a xlink:href="javascript:sym(26028)" xlink:type="simple">Thívai</text:a> [Thebes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Θήβαι</text:p>
          </table:table-cell>
          <table:table-cell office:value-type="float" office:value="20034" calcext:value-type="float">
            <text:p>20034</text:p>
          </table:table-cell>
          <table:table-cell office:value-type="float" office:value="21929" calcext:value-type="float">
            <text:p>21929</text:p>
          </table:table-cell>
          <table:table-cell office:value-type="float" office:value="22883" calcext:value-type="float">
            <text:p>22883</text:p>
          </table:table-cell>
          <table:table-cell office:value-type="float" office:value="21546" calcext:value-type="float">
            <text:p>21546</text:p>
          </table:table-cell>
        </table:table-row>
        <table:table-row table:style-name="ro3">
          <table:table-cell office:value-type="string" calcext:value-type="string">
            <text:p><text:a xlink:href="javascript:sym(8649)" xlink:type="simple">Tríkala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Τρίκαλα</text:p>
          </table:table-cell>
          <table:table-cell office:value-type="float" office:value="48857" calcext:value-type="float">
            <text:p>48857</text:p>
          </table:table-cell>
          <table:table-cell office:value-type="float" office:value="54605" calcext:value-type="float">
            <text:p>54605</text:p>
          </table:table-cell>
          <table:table-cell office:value-type="float" office:value="61653" calcext:value-type="float">
            <text:p>61653</text:p>
          </table:table-cell>
          <table:table-cell office:value-type="float" office:value="61607" calcext:value-type="float">
            <text:p>61607</text:p>
          </table:table-cell>
        </table:table-row>
        <table:table-row table:style-name="ro2">
          <table:table-cell office:value-type="string" calcext:value-type="string">
            <text:p><text:a xlink:href="javascript:sym(26025)" xlink:type="simple">Trípolis</text:a> [Tripoli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Τρίπολις</text:p>
          </table:table-cell>
          <table:table-cell office:value-type="float" office:value="24699" calcext:value-type="float">
            <text:p>24699</text:p>
          </table:table-cell>
          <table:table-cell office:value-type="float" office:value="28928" calcext:value-type="float">
            <text:p>28928</text:p>
          </table:table-cell>
          <table:table-cell office:value-type="float" office:value="30866" calcext:value-type="float">
            <text:p>30866</text:p>
          </table:table-cell>
          <table:table-cell office:value-type="float" office:value="30382" calcext:value-type="float">
            <text:p>30382</text:p>
          </table:table-cell>
        </table:table-row>
        <table:table-row table:style-name="ro3">
          <table:table-cell office:value-type="string" calcext:value-type="string">
            <text:p><text:a xlink:href="javascript:sym(38758)" xlink:type="simple">Týrnavos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Τύρναβος</text:p>
          </table:table-cell>
          <table:table-cell office:value-type="float" office:value="12309" calcext:value-type="float">
            <text:p>12309</text:p>
          </table:table-cell>
          <table:table-cell office:value-type="float" office:value="11700" calcext:value-type="float">
            <text:p>11700</text:p>
          </table:table-cell>
          <table:table-cell office:value-type="float" office:value="11069" calcext:value-type="float">
            <text:p>11069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3">
          <table:table-cell office:value-type="string" calcext:value-type="string">
            <text:p><text:a xlink:href="javascript:sym(8651)" xlink:type="simple">Véroia</text:a> [Veria]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KMD</text:p>
          </table:table-cell>
          <table:table-cell office:value-type="string" calcext:value-type="string">
            <text:p>Βέροια</text:p>
          </table:table-cell>
          <table:table-cell office:value-type="float" office:value="39468" calcext:value-type="float">
            <text:p>39468</text:p>
          </table:table-cell>
          <table:table-cell office:value-type="float" office:value="43394" calcext:value-type="float">
            <text:p>43394</text:p>
          </table:table-cell>
          <table:table-cell office:value-type="float" office:value="43158" calcext:value-type="float">
            <text:p>43158</text:p>
          </table:table-cell>
          <table:table-cell office:value-type="float" office:value="42510" calcext:value-type="float">
            <text:p>42510</text:p>
          </table:table-cell>
        </table:table-row>
        <table:table-row table:style-name="ro3">
          <table:table-cell office:value-type="string" calcext:value-type="string">
            <text:p><text:a xlink:href="javascript:sym(967)" xlink:type="simple">Vólos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Βόλος</text:p>
          </table:table-cell>
          <table:table-cell office:value-type="float" office:value="118637" calcext:value-type="float">
            <text:p>118637</text:p>
          </table:table-cell>
          <table:table-cell office:value-type="float" office:value="127887" calcext:value-type="float">
            <text:p>127887</text:p>
          </table:table-cell>
          <table:table-cell office:value-type="float" office:value="130094" calcext:value-type="float">
            <text:p>130094</text:p>
          </table:table-cell>
          <table:table-cell office:value-type="float" office:value="127441" calcext:value-type="float">
            <text:p>127441</text:p>
          </table:table-cell>
        </table:table-row>
        <table:table-row table:style-name="ro3">
          <table:table-cell office:value-type="string" calcext:value-type="string">
            <text:p><text:a xlink:href="javascript:sym(17239)" xlink:type="simple">Xánthi</text:a>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Ξάνθη</text:p>
          </table:table-cell>
          <table:table-cell office:value-type="float" office:value="38775" calcext:value-type="float">
            <text:p>38775</text:p>
          </table:table-cell>
          <table:table-cell office:value-type="float" office:value="46457" calcext:value-type="float">
            <text:p>46457</text:p>
          </table:table-cell>
          <table:table-cell office:value-type="float" office:value="56122" calcext:value-type="float">
            <text:p>56122</text:p>
          </table:table-cell>
          <table:table-cell office:value-type="float" office:value="58749" calcext:value-type="float">
            <text:p>58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05:37:09.555917700</meta:creation-date>
    <dc:date>2025-05-20T05:37:50.572581700</dc:date>
    <meta:editing-duration>PT41S</meta:editing-duration>
    <meta:editing-cycles>1</meta:editing-cycles>
    <meta:document-statistic meta:table-count="1" meta:cell-count="672" meta:object-count="0"/>
    <meta:generator>LibreOffice/25.2.2.2$Windows_X86_64 LibreOffice_project/7370d4be9e3cf6031a51beef54ff3bda878e3fac</meta:generator>
  </office:meta>
</office:document-meta>
</file>